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25-10-2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25-04-0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24-09-2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24-04-17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19-10-0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19-03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18-10-03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18-04-04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17-08-3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17-03-17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16-09-21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16-03-04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15-10-0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15-07-2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15-05-28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15-03-0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14-11-17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14-05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14-01-1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13-10-02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13-03-1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13-02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12-09-20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9-08-26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9-05-2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8-10-06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8-06-04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8-01-09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7-09-2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7-06-27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7-03-28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7-01-03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6-08-1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6-05-03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6-02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5-11-0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5-07-0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5-04-08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4-12-15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4-10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4-05-2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3-12-1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3-09-1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3-06-0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3-03-2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2-12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1-09-1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1-06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1-01-0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0-10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0-08-0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2000-04-2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9-11-0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9-07-08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9-04-2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9-01-1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8-09-22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8-08-0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8-05-08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8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7-10-07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7-07-1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7-04-23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7-01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6-10-1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6-08-22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6-05-07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6-02-0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5-11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5-08-17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5-04-19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5-02-1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4-11-23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4-07-27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4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4-01-20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3-10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3-07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2-11-2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2-10-2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2-09-1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2-08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2-07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2-06-1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2-05-0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2-04-0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2-03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2-02-0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2-01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1-11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1-11-0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1-10-1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1-09-20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1-09-1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1-08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1-08-1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1-08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1-07-2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1-07-1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1-07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1-05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1-05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1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1-03-1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1-02-27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1-02-14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1-01-22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0-12-1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0-11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0-07-1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0-07-0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0-06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0-06-0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0-05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0-05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0-04-1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0-04-1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0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0-02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0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0-01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90-01-1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12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12-1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10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10-1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09-13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08-2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08-1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07-2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07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06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9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8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7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7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7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7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3490</text:p>
          </table:table-cell>
          <table:table-cell office:value-type="string" calcext:value-type="string">
            <text:p>AAB714</text:p>
          </table:table-cell>
          <table:table-cell office:value-type="string" calcext:value-type="string">
            <text:p>1987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4" meta:object-count="0"/>
    <meta:user-defined meta:name="AppVersion">3.0</meta:user-defined>
  </office:meta>
</office:document-meta>
</file>